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14024" officeooo:paragraph-rsid="00114024"/>
    </style:style>
    <style:style style:name="P2" style:family="paragraph" style:parent-style-name="Text_20_body">
      <style:text-properties officeooo:rsid="001242db" officeooo:paragraph-rsid="001242db"/>
    </style:style>
    <style:style style:name="P3" style:family="paragraph" style:parent-style-name="Text_20_body">
      <style:text-properties officeooo:rsid="00131321" officeooo:paragraph-rsid="00131321"/>
    </style:style>
    <style:style style:name="P4" style:family="paragraph" style:parent-style-name="Text_20_body">
      <style:text-properties officeooo:rsid="001355da" officeooo:paragraph-rsid="001355da"/>
    </style:style>
    <style:style style:name="P5" style:family="paragraph" style:parent-style-name="Text_20_body">
      <style:text-properties officeooo:rsid="0015471f" officeooo:paragraph-rsid="0015471f"/>
    </style:style>
    <style:style style:name="P6" style:family="paragraph" style:parent-style-name="Text_20_body">
      <style:text-properties officeooo:rsid="0015471f" officeooo:paragraph-rsid="00166559"/>
    </style:style>
    <style:style style:name="P7" style:family="paragraph" style:parent-style-name="Text_20_body">
      <style:text-properties officeooo:rsid="00166559" officeooo:paragraph-rsid="00166559"/>
    </style:style>
    <style:style style:name="P8" style:family="paragraph" style:parent-style-name="Text_20_body">
      <style:text-properties officeooo:rsid="0019335b" officeooo:paragraph-rsid="0019335b"/>
    </style:style>
    <style:style style:name="P9" style:family="paragraph" style:parent-style-name="Text_20_body">
      <style:text-properties officeooo:rsid="001a555b" officeooo:paragraph-rsid="001a555b"/>
    </style:style>
    <style:style style:name="P1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officeooo:rsid="00114024" officeooo:paragraph-rsid="00114024"/>
    </style:style>
    <style:style style:name="P16" style:family="paragraph" style:parent-style-name="Text_20_body" style:list-style-name="L2">
      <style:text-properties officeooo:rsid="00114024" officeooo:paragraph-rsid="00114024"/>
    </style:style>
    <style:style style:name="P17" style:family="paragraph" style:parent-style-name="Text_20_body" style:list-style-name="L3">
      <style:text-properties officeooo:rsid="00114024" officeooo:paragraph-rsid="00114024"/>
    </style:style>
    <style:style style:name="P18" style:family="paragraph" style:parent-style-name="Text_20_body" style:list-style-name="L4">
      <style:text-properties officeooo:rsid="00114024" officeooo:paragraph-rsid="00114024"/>
    </style:style>
    <style:style style:name="P19" style:family="paragraph" style:parent-style-name="Text_20_body" style:list-style-name="L7">
      <style:text-properties officeooo:rsid="00114024" officeooo:paragraph-rsid="00131321"/>
    </style:style>
    <style:style style:name="P20" style:family="paragraph" style:parent-style-name="Text_20_body" style:list-style-name="L7">
      <style:text-properties officeooo:rsid="00114024" officeooo:paragraph-rsid="00114024"/>
    </style:style>
    <style:style style:name="P21" style:family="paragraph" style:parent-style-name="Text_20_body" style:list-style-name="L1">
      <style:text-properties officeooo:rsid="001355da" officeooo:paragraph-rsid="001355da"/>
    </style:style>
    <style:style style:name="P22" style:family="paragraph" style:parent-style-name="Text_20_body" style:list-style-name="L5">
      <style:text-properties officeooo:rsid="001355da" officeooo:paragraph-rsid="001355da"/>
    </style:style>
    <style:style style:name="P23" style:family="paragraph" style:parent-style-name="Text_20_body" style:list-style-name="L7">
      <style:text-properties officeooo:rsid="001355da" officeooo:paragraph-rsid="001355da"/>
    </style:style>
    <style:style style:name="P24" style:family="paragraph" style:parent-style-name="Text_20_body" style:list-style-name="L9">
      <style:text-properties officeooo:rsid="001355da" officeooo:paragraph-rsid="001355da"/>
    </style:style>
    <style:style style:name="P25" style:family="paragraph" style:parent-style-name="Text_20_body" style:list-style-name="L6">
      <style:text-properties officeooo:rsid="001242db" officeooo:paragraph-rsid="001242db"/>
    </style:style>
    <style:style style:name="P26" style:family="paragraph" style:parent-style-name="Text_20_body" style:list-style-name="L7">
      <style:text-properties officeooo:rsid="001242db" officeooo:paragraph-rsid="001242db"/>
    </style:style>
    <style:style style:name="P27" style:family="paragraph" style:parent-style-name="Text_20_body" style:list-style-name="L8">
      <style:text-properties officeooo:rsid="001242db" officeooo:paragraph-rsid="001242db"/>
    </style:style>
    <style:style style:name="P28" style:family="paragraph" style:parent-style-name="Text_20_body" style:list-style-name="L7">
      <style:text-properties officeooo:rsid="00131321" officeooo:paragraph-rsid="00131321"/>
    </style:style>
    <style:style style:name="P29" style:family="paragraph" style:parent-style-name="Text_20_body" style:list-style-name="L8">
      <style:text-properties officeooo:rsid="00131321" officeooo:paragraph-rsid="00131321"/>
    </style:style>
    <style:style style:name="P30" style:family="paragraph" style:parent-style-name="Text_20_body" style:list-style-name="L7">
      <style:text-properties officeooo:rsid="00166559" officeooo:paragraph-rsid="00166559"/>
    </style:style>
    <style:style style:name="P31" style:family="paragraph" style:parent-style-name="Text_20_body" style:list-style-name="L10">
      <style:text-properties officeooo:rsid="0015471f" officeooo:paragraph-rsid="0015471f"/>
    </style:style>
    <style:style style:name="P32" style:family="paragraph" style:parent-style-name="Text_20_body" style:list-style-name="L12">
      <style:text-properties officeooo:rsid="0015471f" officeooo:paragraph-rsid="0015471f"/>
    </style:style>
    <style:style style:name="P33" style:family="paragraph" style:parent-style-name="Text_20_body" style:list-style-name="L11">
      <style:text-properties officeooo:rsid="0019335b" officeooo:paragraph-rsid="0019335b"/>
    </style:style>
    <style:style style:name="P34" style:family="paragraph" style:parent-style-name="Text_20_body" style:list-style-name="L13">
      <style:text-properties officeooo:rsid="001bf5a2" officeooo:paragraph-rsid="001bf5a2"/>
    </style:style>
    <style:style style:name="P35" style:family="paragraph" style:parent-style-name="Heading_20_2">
      <style:text-properties officeooo:rsid="001355da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paragraph-rsid="001242db"/>
    </style:style>
    <style:style style:name="P38" style:family="paragraph" style:parent-style-name="Heading_20_1">
      <style:text-properties officeooo:rsid="001355da" officeooo:paragraph-rsid="001355da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rsid="0015471f" officeooo:paragraph-rsid="0015471f"/>
    </style:style>
    <style:style style:name="P41" style:family="paragraph" style:parent-style-name="Heading_20_1">
      <style:paragraph-properties fo:break-before="page"/>
      <style:text-properties officeooo:rsid="00114024" officeooo:paragraph-rsid="00114024"/>
    </style:style>
    <style:style style:name="P42" style:family="paragraph" style:parent-style-name="Heading_20_3">
      <style:text-properties officeooo:paragraph-rsid="00166559"/>
    </style:style>
    <style:style style:name="P43" style:family="paragraph" style:parent-style-name="Heading_20_3">
      <style:text-properties officeooo:rsid="001a555b" officeooo:paragraph-rsid="001a555b"/>
    </style:style>
    <style:style style:name="P44" style:family="paragraph" style:parent-style-name="Heading_20_3">
      <style:text-properties officeooo:rsid="00131321" officeooo:paragraph-rsid="00131321"/>
    </style:style>
    <style:style style:name="P45" style:family="paragraph" style:parent-style-name="Heading_20_3">
      <style:text-properties officeooo:paragraph-rsid="001bf5a2"/>
    </style:style>
    <style:style style:name="T1" style:family="text">
      <style:text-properties officeooo:rsid="0011402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42db"/>
    </style:style>
    <style:style style:name="T4" style:family="text">
      <style:text-properties officeooo:rsid="00131321"/>
    </style:style>
    <style:style style:name="T5" style:family="text">
      <style:text-properties officeooo:rsid="001355da"/>
    </style:style>
    <style:style style:name="T6" style:family="text">
      <style:text-properties officeooo:rsid="0015471f"/>
    </style:style>
    <style:style style:name="T7" style:family="text">
      <style:text-properties officeooo:rsid="00166559"/>
    </style:style>
    <style:style style:name="T8" style:family="text">
      <style:text-properties officeooo:rsid="0019335b"/>
    </style:style>
    <style:style style:name="T9" style:family="text">
      <style:text-properties officeooo:rsid="001a555b"/>
    </style:style>
    <style:style style:name="T10" style:family="text">
      <style:text-properties officeooo:rsid="001ab3f7"/>
    </style:style>
    <style:style style:name="T11" style:family="text">
      <style:text-properties officeooo:rsid="001ff06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Analýza požadavků</text:p>
      <text:p text:style-name="Subtitle">Podrobrná analýza požadavků zadavatele a jejich uskutečnitelnosti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2"><text:a xlink:type="simple" xlink:href="#__RefHeading__684_1152222919" text:style-name="Index_20_Link" text:visited-style-name="Index_20_Link"><text:s/>1.Struktura<text:tab/>3</text:a></text:p>
          <text:p text:style-name="P14"><text:a xlink:type="simple" xlink:href="#__RefHeading__686_1152222919" text:style-name="Index_20_Link" text:visited-style-name="Index_20_Link"><text:s/>1.1.Levý postranní panel<text:tab/>3</text:a></text:p>
          <text:p text:style-name="P13"><text:a xlink:type="simple" xlink:href="#__RefHeading__698_1152222919" text:style-name="Index_20_Link" text:visited-style-name="Index_20_Link"><text:s/>a)Menu<text:tab/>3</text:a></text:p>
          <text:p text:style-name="P10"><text:a xlink:type="simple" xlink:href="#__RefHeading__688_1152222919" text:style-name="Index_20_Link" text:visited-style-name="Index_20_Link">Předměty<text:tab/>3</text:a></text:p>
          <text:p text:style-name="P10"><text:a xlink:type="simple" xlink:href="#__RefHeading__690_1152222919" text:style-name="Index_20_Link" text:visited-style-name="Index_20_Link">Obory<text:tab/>3</text:a></text:p>
          <text:p text:style-name="P14"><text:a xlink:type="simple" xlink:href="#__RefHeading__700_1152222919" text:style-name="Index_20_Link" text:visited-style-name="Index_20_Link"><text:s/>1.2.Obsah<text:tab/>3</text:a></text:p>
          <text:p text:style-name="P13"><text:a xlink:type="simple" xlink:href="#__RefHeading__702_1152222919" text:style-name="Index_20_Link" text:visited-style-name="Index_20_Link"><text:s/>a)Obsah uzlu<text:tab/>3</text:a></text:p>
          <text:p text:style-name="P14"><text:a xlink:type="simple" xlink:href="#__RefHeading__704_1152222919" text:style-name="Index_20_Link" text:visited-style-name="Index_20_Link"><text:s/>1.3.Hlavička<text:tab/>4</text:a></text:p>
          <text:p text:style-name="P13"><text:a xlink:type="simple" xlink:href="#__RefHeading__706_1152222919" text:style-name="Index_20_Link" text:visited-style-name="Index_20_Link"><text:s/>a)logo<text:tab/>4</text:a></text:p>
          <text:p text:style-name="P13"><text:a xlink:type="simple" xlink:href="#__RefHeading__708_1152222919" text:style-name="Index_20_Link" text:visited-style-name="Index_20_Link"><text:s/>b)přihlášení/odhlášení<text:tab/>4</text:a></text:p>
          <text:p text:style-name="P14"><text:a xlink:type="simple" xlink:href="#__RefHeading__710_1152222919" text:style-name="Index_20_Link" text:visited-style-name="Index_20_Link"><text:s/>1.4.Pravý postranní panel<text:tab/>4</text:a></text:p>
          <text:p text:style-name="P13"><text:a xlink:type="simple" xlink:href="#__RefHeading__712_1152222919" text:style-name="Index_20_Link" text:visited-style-name="Index_20_Link"><text:s/>a)Novinky<text:tab/>4</text:a></text:p>
          <text:p text:style-name="P14"><text:a xlink:type="simple" xlink:href="#__RefHeading__714_1152222919" text:style-name="Index_20_Link" text:visited-style-name="Index_20_Link"><text:s/>1.5.Postskript<text:tab/>4</text:a></text:p>
          <text:p text:style-name="P13"><text:a xlink:type="simple" xlink:href="#__RefHeading__716_1152222919" text:style-name="Index_20_Link" text:visited-style-name="Index_20_Link"><text:s/>a)Příběhy<text:tab/>4</text:a></text:p>
          <text:p text:style-name="P14"><text:a xlink:type="simple" xlink:href="#__RefHeading__718_1152222919" text:style-name="Index_20_Link" text:visited-style-name="Index_20_Link"><text:s/>1.6.Patička<text:tab/>4</text:a></text:p>
          <text:p text:style-name="P14"><text:a xlink:type="simple" xlink:href="#__RefHeading__720_1152222919" text:style-name="Index_20_Link" text:visited-style-name="Index_20_Link"><text:s/>1.7.Datové typy<text:tab/>5</text:a></text:p>
          <text:p text:style-name="P13"><text:a xlink:type="simple" xlink:href="#__RefHeading__722_1152222919" text:style-name="Index_20_Link" text:visited-style-name="Index_20_Link"><text:s/>a)Text<text:tab/>5</text:a></text:p>
          <text:p text:style-name="P13"><text:a xlink:type="simple" xlink:href="#__RefHeading__724_1152222919" text:style-name="Index_20_Link" text:visited-style-name="Index_20_Link"><text:s/>b)Dlouhý text se souhrnem<text:tab/>5</text:a></text:p>
          <text:p text:style-name="P13"><text:a xlink:type="simple" xlink:href="#__RefHeading__726_1152222919" text:style-name="Index_20_Link" text:visited-style-name="Index_20_Link"><text:s/>c)Číselník<text:tab/>5</text:a></text:p>
          <text:p text:style-name="P13"><text:a xlink:type="simple" xlink:href="#__RefHeading__728_1152222919" text:style-name="Index_20_Link" text:visited-style-name="Index_20_Link"><text:s/>d)Logická hodnota<text:tab/>5</text:a></text:p>
          <text:p text:style-name="P13"><text:a xlink:type="simple" xlink:href="#__RefHeading__730_1152222919" text:style-name="Index_20_Link" text:visited-style-name="Index_20_Link"><text:s/>e)URL<text:tab/>5</text:a></text:p>
          <text:p text:style-name="P13"><text:a xlink:type="simple" xlink:href="#__RefHeading__732_1152222919" text:style-name="Index_20_Link" text:visited-style-name="Index_20_Link"><text:s/>f)Odkaz na entitu<text:tab/>5</text:a></text:p>
          <text:p text:style-name="P14"><text:a xlink:type="simple" xlink:href="#__RefHeading__734_1152222919" text:style-name="Index_20_Link" text:visited-style-name="Index_20_Link"><text:s/>1.8.Číselníky<text:tab/>6</text:a></text:p>
          <text:p text:style-name="P13"><text:a xlink:type="simple" xlink:href="#__RefHeading__736_1152222919" text:style-name="Index_20_Link" text:visited-style-name="Index_20_Link"><text:s/>a)Obecnost<text:tab/>6</text:a></text:p>
          <text:p text:style-name="P10"><text:a xlink:type="simple" xlink:href="#__RefHeading__738_1152222919" text:style-name="Index_20_Link" text:visited-style-name="Index_20_Link">Pole<text:tab/>6</text:a></text:p>
          <text:p text:style-name="P10"><text:a xlink:type="simple" xlink:href="#__RefHeading__740_1152222919" text:style-name="Index_20_Link" text:visited-style-name="Index_20_Link">Hodnoty<text:tab/>6</text:a></text:p>
          <text:p text:style-name="P14"><text:a xlink:type="simple" xlink:href="#__RefHeading__742_1152222919" text:style-name="Index_20_Link" text:visited-style-name="Index_20_Link"><text:s/>1.9.Entity<text:tab/>7</text:a></text:p>
          <text:p text:style-name="P13"><text:a xlink:type="simple" xlink:href="#__RefHeading__744_1152222919" text:style-name="Index_20_Link" text:visited-style-name="Index_20_Link"><text:s/>a)Entita<text:tab/>7</text:a></text:p>
          <text:p text:style-name="P13"><text:a xlink:type="simple" xlink:href="#__RefHeading__746_1152222919" text:style-name="Index_20_Link" text:visited-style-name="Index_20_Link"><text:s/>b)Uzel (entita)<text:tab/>7</text:a></text:p>
          <text:p text:style-name="P13"><text:a xlink:type="simple" xlink:href="#__RefHeading__694_1152222919" text:style-name="Index_20_Link" text:visited-style-name="Index_20_Link"><text:s/>c)Předmět (uzel)<text:tab/>7</text:a></text:p>
          <text:p text:style-name="P13"><text:a xlink:type="simple" xlink:href="#__RefHeading__748_1152222919" text:style-name="Index_20_Link" text:visited-style-name="Index_20_Link"><text:s/>d)Obor (uzel)<text:tab/>7</text:a></text:p>
          <text:p text:style-name="P13"><text:a xlink:type="simple" xlink:href="#__RefHeading__750_1152222919" text:style-name="Index_20_Link" text:visited-style-name="Index_20_Link"><text:s/>e)Předmět &lt;-&gt; Obor<text:tab/>7</text:a></text:p>
          <text:p text:style-name="P12"><text:a xlink:type="simple" xlink:href="#__RefHeading__696_1152222919" text:style-name="Index_20_Link" text:visited-style-name="Index_20_Link"><text:s/>2.Administrace<text:tab/>8</text:a></text:p>
          <text:p text:style-name="P13"><text:a xlink:type="simple" xlink:href="#__RefHeading__752_1152222919" text:style-name="Index_20_Link" text:visited-style-name="Index_20_Link"><text:s/>a)Předměty<text:tab/>8</text:a></text:p>
          <text:p text:style-name="P13"><text:a xlink:type="simple" xlink:href="#__RefHeading__754_1152222919" text:style-name="Index_20_Link" text:visited-style-name="Index_20_Link"><text:s/>b)Obory<text:tab/>8</text:a></text:p>
        </text:index-body>
      </text:table-of-content>
      <text:h text:style-name="Heading_20_1" text:outline-level="1" text:is-list-header="true"/>
      <text:h text:style-name="P40" text:outline-level="1">Drupal</text:h>
      <text:p text:style-name="P5">[Základní popis]</text:p>
      <text:p text:style-name="P7">V rámci Drupalu je důležité všechen obsah tvořit v angličtině a v případě potřeby jej překládat do dalších jazyků. Tímto způsobem je umožněna mnohojazyčnost stránek a celková konzistence řešení. </text:p>
      <text:h text:style-name="Heading_20_2" text:outline-level="2">Struktura a základní stavební kameny</text:h>
      <text:p text:style-name="P5">Blok, Entita, Uzel ??</text:p>
      <text:h text:style-name="P42" text:outline-level="3">Uzel</text:h>
      <text:p text:style-name="P6">Pohledu je přiřazena unikátní URL adresa a je přístupný přímo z prohlížeče. Obsah pohledu se zobrazí v segmentu [Obsah].</text:p>
      <text:h text:style-name="P42" text:outline-level="3">Blok</text:h>
      <text:p text:style-name="P6">Obsah pohledu je zobrazen v bloku, který je možno umístit do kteréhokoliv segmentu stránky, dokonce i do obsahu samotného. Je tedy možné rozšířit funkcionalitu mnoha různými způsoby.</text:p>
      <text:h text:style-name="P38" text:outline-level="1"><text:bookmark-start text:name="__RefHeading__684_1152222919"/>Struktura<text:bookmark-end text:name="__RefHeading__684_1152222919"/></text:h>
      <text:list xml:id="list1459868586423016633" text:style-name="L1">
        <text:list-item>
          <text:p text:style-name="P15">rozdělení za pomocí témata vzhledu Omega verze 4</text:p>
        </text:list-item>
        <text:list-item>
          <text:p text:style-name="P15">využití knihovny Susy a technologie SASS v programovacím jazyce Ruby, překládané do standartního CSS</text:p>
        </text:list-item>
        <text:list-item>
          <text:p text:style-name="P15">stránka je dynamicky rozdělena na sloupce dle počtu pixelů displaye</text:p>
        </text:list-item>
        <text:list-item>
          <text:p text:style-name="P15">každý sektor dynamicky zabírá jiný počet sloupců</text:p>
        </text:list-item>
        <text:list-item>
          <text:p text:style-name="P21"><text:span text:style-name="T1">s</text:span>tránka je rozdělena na sektory, každy sektor je poté rozdělen na bloky</text:p>
        </text:list-item>
      </text:list>
      <text:h text:style-name="Heading_20_2" text:outline-level="2">Rozdělení stránky</text:h>
      <text:p text:style-name="P5">[Tady popsat jak je to přesně rozdělené na subsegmenty v SASS)</text:p>
      <text:h text:style-name="P35" text:outline-level="2"><text:bookmark-start text:name="__RefHeading__686_1152222919"/>Levý postranní panel<text:bookmark-end text:name="__RefHeading__686_1152222919"/></text:h>
      <text:h text:style-name="Heading_20_3" text:outline-level="3"><text:bookmark-start text:name="__RefHeading__698_1152222919"/>Menu<text:bookmark-end text:name="__RefHeading__698_1152222919"/></text:h>
      <text:list xml:id="list57416810174795821" text:style-name="L2">
        <text:list-item>
          <text:p text:style-name="P16">umístěno vlevo</text:p>
        </text:list-item>
        <text:list-item>
          <text:p text:style-name="P16">obsahuje dvě záložky se seznamem odkazů</text:p>
        </text:list-item>
        <text:list-item>
          <text:p text:style-name="P16">zobrazení záložek pomocí modulu quicktabs</text:p>
        </text:list-item>
      </text:list>
      <text:h text:style-name="Heading_20_4" text:outline-level="4"><text:bookmark-start text:name="__RefHeading__688_1152222919"/>Předměty<text:bookmark-end text:name="__RefHeading__688_1152222919"/></text:h>
      <text:list xml:id="list7741431323090675507" text:style-name="L3">
        <text:list-item>
          <text:p text:style-name="P17">zdroj dat jsou pouze entity typu předmět vytvořené v systému</text:p>
        </text:list-item>
        <text:list-item>
          <text:p text:style-name="P17"><text:soft-page-break/>zobrazení pomocí modulu views</text:p>
        </text:list-item>
        <text:list-item>
          <text:p text:style-name="P17">řazení dle ročníku, obecnosti zaměření, jména <text:span text:style-name="T2">(podle mě blbost... pokud jich bude hodně, tak se v tom bude hodně špatně hledat)</text:span></text:p>
        </text:list-item>
      </text:list>
      <text:h text:style-name="Heading_20_4" text:outline-level="4"><text:bookmark-start text:name="__RefHeading__690_1152222919"/>Obory<text:bookmark-end text:name="__RefHeading__690_1152222919"/></text:h>
      <text:list xml:id="list3956412746271321970" text:style-name="L4">
        <text:list-item>
          <text:p text:style-name="P18">podobory odsazeny zleva</text:p>
        </text:list-item>
        <text:list-item>
          <text:p text:style-name="P18">řazení dle systému práva, zřejmě tedy podle váhy</text:p>
        </text:list-item>
        <text:list-item>
          <text:p text:style-name="P18">nejspíš bude nutno vytvořit stránku pro management oborů</text:p>
        </text:list-item>
      </text:list>
      <text:h text:style-name="Heading_20_2" text:outline-level="2"><text:bookmark-start text:name="__RefHeading__700_1152222919"/>Obsah<text:bookmark-end text:name="__RefHeading__700_1152222919"/></text:h>
      <text:h text:style-name="Heading_20_3" text:outline-level="3"><text:bookmark-start text:name="__RefHeading__702_1152222919"/>Obsah uzlu<text:bookmark-end text:name="__RefHeading__702_1152222919"/></text:h>
      <text:p text:style-name="P3">Zde bude zobrazen obsah jednotlivých stránek <text:span text:style-name="T5">(uzlů). </text:span></text:p>
      <text:p text:style-name="P4">Formát zobrazení:</text:p>
      <text:p text:style-name="P4">...</text:p>
      <text:h text:style-name="Heading_20_2" text:outline-level="2"><text:bookmark-start text:name="__RefHeading__704_1152222919"/>Hlavička<text:bookmark-end text:name="__RefHeading__704_1152222919"/></text:h>
      <text:h text:style-name="Heading_20_3" text:outline-level="3"><text:bookmark-start text:name="__RefHeading__706_1152222919"/>logo <text:bookmark-end text:name="__RefHeading__706_1152222919"/></text:h>
      <text:list xml:id="list8566766034117399605" text:style-name="L5">
        <text:list-item>
          <text:p text:style-name="P22">vlevo</text:p>
        </text:list-item>
      </text:list>
      <text:h text:style-name="Heading_20_3" text:outline-level="3"><text:bookmark-start text:name="__RefHeading__708_1152222919"/>přihlášení/odhlášení <text:bookmark-end text:name="__RefHeading__708_1152222919"/></text:h>
      <text:list xml:id="list194058761781265" text:continue-numbering="true" text:style-name="L5">
        <text:list-item>
          <text:p text:style-name="P22">vpravo</text:p>
        </text:list-item>
        <text:list-item>
          <text:p text:style-name="P22">přihlášení a odhlášení řešeno pomocí modálního okna</text:p>
        </text:list-item>
      </text:list>
      <text:h text:style-name="Heading_20_2" text:outline-level="2"><text:bookmark-start text:name="__RefHeading__710_1152222919"/>Pravý postranní panel<text:bookmark-end text:name="__RefHeading__710_1152222919"/></text:h>
      <text:h text:style-name="Heading_20_3" text:outline-level="3"><text:bookmark-start text:name="__RefHeading__712_1152222919"/>Novinky<text:bookmark-end text:name="__RefHeading__712_1152222919"/></text:h>
      <text:h text:style-name="Heading_20_2" text:outline-level="2"><text:bookmark-start text:name="__RefHeading__714_1152222919"/>Postskript<text:bookmark-end text:name="__RefHeading__714_1152222919"/></text:h>
      <text:p text:style-name="P5">Umístěn ve spodní části stránky těsně nad patičkou. <text:span text:style-name="T8">Obsahuje odkaz pro skrytí celého bloku a tím rozšíření části obsah.</text:span></text:p>
      <text:h text:style-name="Heading_20_3" text:outline-level="3"><text:bookmark-start text:name="__RefHeading__716_1152222919"/>Příběhy<text:bookmark-end text:name="__RefHeading__716_1152222919"/></text:h>
      <text:p text:style-name="P5">Vždy je zobrazen pouze jeden příběh (jeho krátká část) spolu s odkazem na jeho celý obsah. Dále je zde zahrnut odkaz na seznam všech příběhů.</text:p>
      <text:h text:style-name="Heading_20_3" text:outline-level="3"><text:soft-page-break/>Vtipy</text:h>
      <text:p text:style-name="P8"/>
      <text:p text:style-name="P8">Vždy je zobrazen pouze jeden vtip v jeho plném znění.</text:p>
      <text:p text:style-name="Text_20_body"/>
      <text:h text:style-name="Heading_20_2" text:outline-level="2"><text:bookmark-start text:name="__RefHeading__718_1152222919"/>Patička<text:bookmark-end text:name="__RefHeading__718_1152222919"/></text:h>
      <text:h text:style-name="P39" text:outline-level="1">Návrh</text:h>
      <text:h text:style-name="Heading_20_2" text:outline-level="2"><text:bookmark-start text:name="__RefHeading__720_1152222919"/>Datové typy<text:bookmark-end text:name="__RefHeading__720_1152222919"/></text:h>
      <text:p text:style-name="P2">Drupal v základě obsahuje mnoho datových typů využitelných v rámci tohoto projektu</text:p>
      <text:h text:style-name="Heading_20_3" text:outline-level="3"><text:bookmark-start text:name="__RefHeading__722_1152222919"/>Text <text:bookmark-end text:name="__RefHeading__722_1152222919"/></text:h>
      <text:p text:style-name="P2">Krátký text zadávatelný v jednom řádku obsahující čistý text bez formátování. Jeho délka může být omezena pro každé pole jinou velikostí.</text:p>
      <text:h text:style-name="Heading_20_3" text:outline-level="3"><text:bookmark-start text:name="__RefHeading__724_1152222919"/>Dlouhý text se souhrnem<text:bookmark-end text:name="__RefHeading__724_1152222919"/></text:h>
      <text:p text:style-name="P2">Několika řádkové vstupní pole, které může obsahovat i html kód jako jsou odkazy a podobně. Souhrn je možné zadat buď manuálně, nebo je vytvořen ořezáním obsahu na určenou délku (může se lišit pro každé pole).</text:p>
      <text:p text:style-name="P2">Potřebné html značky:</text:p>
      <text:list xml:id="list2303373654799454874" text:style-name="L6">
        <text:list-item>
          <text:p text:style-name="P25">odkaz</text:p>
        </text:list-item>
      </text:list>
      <text:h text:style-name="Heading_20_3" text:outline-level="3"><text:bookmark-start text:name="__RefHeading__726_1152222919"/><text:span text:style-name="T3">Č</text:span>íselník<text:bookmark-end text:name="__RefHeading__726_1152222919"/></text:h>
      <text:p text:style-name="P2">Je možno vytvářet neomezené množství číselníků, kde každý z nich může mít další pole pro jakákoliv data.</text:p>
      <text:h text:style-name="Heading_20_3" text:outline-level="3"><text:bookmark-start text:name="__RefHeading__728_1152222919"/>Logická hodnota<text:bookmark-end text:name="__RefHeading__728_1152222919"/></text:h>
      <text:p text:style-name="P3">Boolean – ano nebo ne. Dovoluje změnit název hodnot (například zobrazit/schovat)</text:p>
      <text:h text:style-name="Heading_20_3" text:outline-level="3"><text:bookmark-start text:name="__RefHeading__730_1152222919"/>URL<text:bookmark-end text:name="__RefHeading__730_1152222919"/></text:h>
      <text:p text:style-name="P4">Specifický typ určený pro nastavení adresy entity.</text:p>
      <text:h text:style-name="Heading_20_3" text:outline-level="3"><text:bookmark-start text:name="__RefHeading__732_1152222919"/>Odkaz na entitu<text:bookmark-end text:name="__RefHeading__732_1152222919"/></text:h>
      <text:p text:style-name="P4">Obsahuje odkaz na jakoukoliv entitu (nebo typ dědící z entity)</text:p>
      <text:h text:style-name="P36" text:outline-level="2"><text:bookmark-start text:name="__RefHeading__734_1152222919"/>Číselníky<text:bookmark-end text:name="__RefHeading__734_1152222919"/></text:h>
      <text:h text:style-name="P43" text:outline-level="3"><text:bookmark-start text:name="__RefHeading__736_1152222919"/><text:span text:style-name="T9">S</text:span>tupeň obecnosti<text:bookmark-end text:name="__RefHeading__736_1152222919"/></text:h>
      <text:p text:style-name="P3">Určuje obecnost entity v rozmezí obecná, úzce zaměřená. </text:p>
      <text:h text:style-name="Heading_20_4" text:outline-level="4"><text:bookmark-start text:name="__RefHeading__738_1152222919"/>Pole<text:bookmark-end text:name="__RefHeading__738_1152222919"/></text:h>
      <text:p text:style-name="P3">Váha – číselná hodnota váhy určená k řazení</text:p>
      <text:h text:style-name="Heading_20_4" text:outline-level="4"><text:bookmark-start text:name="__RefHeading__740_1152222919"/>Hodnoty<text:bookmark-end text:name="__RefHeading__740_1152222919"/></text:h>
      <text:p text:style-name="P3">Obecný (váha = 0)</text:p>
      <text:p text:style-name="P3">Středně obecný (váha = 1)</text:p>
      <text:p text:style-name="P3">Úzce zaměřený (váha = 2)</text:p>
      <text:h text:style-name="Heading_20_3" text:outline-level="3">Ročník</text:h>
      <text:p text:style-name="P9">Určuje ročník, ve kterém jsou například vyučovány předměty</text:p>
      <text:h text:style-name="Heading_20_4" text:outline-level="4">Pole</text:h>
      <text:h text:style-name="Heading_20_4" text:outline-level="4">Hodnoty</text:h>
      <text:p text:style-name="P9">2012/13</text:p>
      <text:p text:style-name="P9">2013/14</text:p>
      <text:p text:style-name="P9">2014/15</text:p>
      <text:h text:style-name="P37" text:outline-level="2"><text:bookmark-start text:name="__RefHeading__742_1152222919"/>Entity<text:bookmark-end text:name="__RefHeading__742_1152222919"/></text:h>
      <text:p text:style-name="P3">V Drupalu je každý prvek systému entitou s vlastním identifikačním číslem. Potomkem tohoto typu je poté Uzel (node), který má svou vlastní adresu v systému a její obsah je zobrazitelný v hlavním sektoru stránky.</text:p>
      <text:p text:style-name="P5">Pro ukládání polí se využívá polymorfismu a proto je vhodné používat stejná pole skrze co nejvíce entit. Název samotný může pak být odlišný, ale v rámci zachování konzistence je vhodnější jej ponechat stejný a raději vymyslet vhodné jméno pro všechna využití.</text:p>
      <text:h text:style-name="P44" text:outline-level="3"><text:bookmark-start text:name="__RefHeading__744_1152222919"/>Entita - <text:span text:style-name="T7">Entity</text:span><text:bookmark-end text:name="__RefHeading__744_1152222919"/></text:h>
      <text:list xml:id="list6437845562979868985" text:style-name="L7">
        <text:list-item>
          <text:p text:style-name="P28">ID – číslo</text:p>
        </text:list-item>
      </text:list>
      <text:h text:style-name="Heading_20_3" text:outline-level="3"><text:bookmark-start text:name="__RefHeading__746_1152222919"/>Uzel – <text:span text:style-name="T7">Node (entita)</text:span><text:bookmark-end text:name="__RefHeading__746_1152222919"/></text:h>
      <text:list xml:id="list194058403298664" text:continue-numbering="true" text:style-name="L7">
        <text:list-item>
          <text:p text:style-name="P19"><text:span text:style-name="T3">N</text:span>ázev – <text:span text:style-name="T3">text (255)</text:span></text:p>
        </text:list-item>
        <text:list-item>
          <text:p text:style-name="P28">URL – adresa </text:p>
        </text:list-item>
        <text:list-item>
          <text:p text:style-name="P30">Status – logická hodnota (vydáno/nevydáno)</text:p>
        </text:list-item>
      </text:list>
      <text:h text:style-name="Heading_20_3" text:outline-level="3"><text:bookmark-start text:name="__RefHeading__694_1152222919"/>Předmět – <text:span text:style-name="T9">School Subject (uzel)</text:span><text:bookmark-end text:name="__RefHeading__694_1152222919"/></text:h>
      <text:list xml:id="list194057935722876" text:continue-numbering="true" text:style-name="L7">
        <text:list-item>
          <text:p text:style-name="P20"><text:span text:style-name="T3">K</text:span>ód – <text:span text:style-name="T3">text (32)</text:span></text:p>
        </text:list-item>
        <text:list-item>
          <text:p text:style-name="P20"><text:span text:style-name="T3">Ro</text:span>čník – <text:span text:style-name="T9">Číselník (Ročník) – 1 až více</text:span></text:p>
        </text:list-item>
        <text:list-item>
          <text:p text:style-name="P20"><text:span text:style-name="T3">O</text:span>becnost – <text:span text:style-name="T4">Číselník (Stupeň obecnosti) – pouze 1</text:span></text:p>
        </text:list-item>
        <text:list-item>
          <text:p text:style-name="P26">Popis – dlouhý text se souhrnem</text:p>
        </text:list-item>
        <text:list-item>
          <text:p text:style-name="P23">Obory – seznam oborů ve kterých se předmět vyučuje</text:p>
        </text:list-item>
      </text:list>
      <text:h text:style-name="Heading_20_3" text:outline-level="3"><text:bookmark-start text:name="__RefHeading__748_1152222919"/>Obor – <text:span text:style-name="T9">Legal Subject (uzel)</text:span><text:bookmark-end text:name="__RefHeading__748_1152222919"/></text:h>
      <text:list xml:id="list3522959346620692725" text:style-name="L8">
        <text:list-item>
          <text:p text:style-name="P27">Kód – text <text:span text:style-name="T10">(32)</text:span></text:p>
        </text:list-item>
        <text:list-item>
          <text:p text:style-name="P27">Váha – text</text:p>
        </text:list-item>
        <text:list-item>
          <text:p text:style-name="P29"><text:span text:style-name="T3">P</text:span>opis – dlouhý text se souhrnem</text:p>
        </text:list-item>
        <text:list-item>
          <text:p text:style-name="P27"><text:span text:style-name="T3">P</text:span>ředměty – seznam odkazů na předměty, které se vyučují v daném oboru</text:p>
        </text:list-item>
      </text:list>
      <text:h text:style-name="P45" text:outline-level="3"><text:bookmark-start text:name="__RefHeading__750_1152222919"/>Předmět <text:span text:style-name="T7">vůči</text:span> Obor – <text:span text:style-name="T10">School Subject to Legal Subect (entita)</text:span><text:bookmark-end text:name="__RefHeading__750_1152222919"/></text:h>
      <text:p text:style-name="P4">Propojení mezi předmětem a oborem.</text:p>
      <text:list xml:id="list6691903357851637896" text:style-name="L9">
        <text:list-item>
          <text:p text:style-name="P24">Předmět – odkaz na entitu</text:p>
        </text:list-item>
        <text:list-item>
          <text:p text:style-name="P24">Obor – odkaz na entitu</text:p>
        </text:list-item>
      </text:list>
      <text:h text:style-name="Heading_20_3" text:outline-level="3"><text:soft-page-break/>Příběh <text:span text:style-name="T6">(uzel)</text:span></text:h>
      <text:p text:style-name="P5">Příběh je zobrazován v Postskript části stránky</text:p>
      <text:list xml:id="list2418503212175557163" text:style-name="L10">
        <text:list-item>
          <text:p text:style-name="P31">Popis (obsah) – dlouhý text se souhrnem</text:p>
        </text:list-item>
      </text:list>
      <text:h text:style-name="Heading_20_3" text:outline-level="3">Vtip (uzel)</text:h>
      <text:p text:style-name="P8">Vtipy jsou zobrazovány v Postskript části stránky a to vždy po jednom a v plné znění.</text:p>
      <text:list xml:id="list6880611237034323159" text:style-name="L11">
        <text:list-item>
          <text:p text:style-name="P33">Popis (obsah) – dlouhý text se souhrnem, ten však nejspíše nebude potřeba</text:p>
        </text:list-item>
      </text:list>
      <text:h text:style-name="Heading_20_3" text:outline-level="3">Novinka (uzel)</text:h>
      <text:list xml:id="list1206903373726053155" text:style-name="L12">
        <text:list-item>
          <text:p text:style-name="P32">Popis (obsah) – dlouhý text se souhrnem</text:p>
        </text:list-item>
      </text:list>
      <text:h text:style-name="P39" text:outline-level="1">Pohledy</text:h>
      <text:p text:style-name="P5">Pro zobrazení ruzného obsahu specifickým způsobem je v Drupalu využíván modul Views (Pohledy). Každý pohled umožňuje nastavit typ obsahu, který se bude zobrazovat, způsob jeho zobrazení a detaily zobrazovaných informací. Nejlépe je možné si pohledy představit jako SQL views, poskytující nám možnost nahlédnout na data v databázi. V tomto případě se však jedná na jednotlivé entity obsažené v našem systému.</text:p>
      <text:p text:style-name="P5">Každý pohled může být zobrazen více způsoby – buď jako stránka, blok, případně další způsoby poskytnuté rozšiřujícími moduly. Obsah pak může být formátován buď v tabulce, jako list, ...</text:p>
      <text:h text:style-name="Heading_20_2" text:outline-level="2">Novinky</text:h>
      <text:p text:style-name="P7">Pro zobrazování novinek je všeobecně využit pouze jejich nadpis a zkrácený obsah spolu s odkazem na detail. Jsou zobrazeny pouze vydané novinky.</text:p>
      <text:h text:style-name="Heading_20_3" text:outline-level="3">Stránka</text:h>
      <text:p text:style-name="P7">Na stránce s novinkami je zobrazen výčet všech novinek seřazený dle data jejich výdání. Obsah je zkrácen na maximální délku 300 znaků, za kterými následují tři tečky a poté odkaz na samotnou stránku s novinkou. Novinky jsou rozděleny do stránek po deseti a ve spodní části je zobrazen stránkovač, umožňující uživateli se mezi stránkami pohybovat.</text:p>
      <text:h text:style-name="Heading_20_3" text:outline-level="3">Blok</text:h>
      <text:p text:style-name="P7">V bloku je zobrazeno pouze pět nejaktuálnějších novinek a jejich obsah je zkrácen pouze na 150 znaků. Pokud byla novinka již přečtena, není zobrazena <text:span text:style-name="T2">(to by mě zajímalo jak to udělám...)</text:span></text:p>
      <text:h text:style-name="Heading_20_2" text:outline-level="2">Příběhy</text:h>
      <text:p text:style-name="P7">Pro zobrazování odkazů na příběhy je využit jejich nadpis a zkrácený obsah spolu s odkazem na hlavní stránku příběhu. Jsou zobrazeny pouze vydané příběhy.</text:p>
      <text:h text:style-name="Heading_20_3" text:outline-level="3">Stránka</text:h>
      <text:p text:style-name="P7">Na stránce s příběhy je zobrazen výčet všech příběhů seřazený dle jejich jména. Obsah je zkrácen na maximální délku 300 znaků, za kterými následují tři tečky a poté odkaz na samotnou stránku s příběhem. Zobrazení je rozděleno na stránky po deseti a ve spodní části je zobrazen stránkovač, umožňující uživateli se mezi stránkami pohybovat.</text:p>
      <text:h text:style-name="Heading_20_3" text:outline-level="3">Blok</text:h>
      <text:p text:style-name="P7">V bloku se zobrazuje pouze jeden příběh, zkrácený na délku 1000 znaků a následovaný třemi tečkami a odkazem na samotnou stránku příběhu.</text:p>
      <text:h text:style-name="Heading_20_2" text:outline-level="2">Vtipy</text:h>
      <text:p text:style-name="P8">Stránka se všemi vtipy není dostupná, zobrazuje se vždy jen jeden náhodný vtip z archivu.</text:p>
      <text:h text:style-name="Heading_20_3" text:outline-level="3"><text:soft-page-break/>Blok</text:h>
      <text:p text:style-name="P8">Blok s vtipy obsahuje jeden náhodně zvolený vtip ze všech dostupných</text:p>
      <text:p text:style-name="P8"/>
      <text:h text:style-name="Heading_20_2" text:outline-level="2">Obory vyučující předmět</text:h>
      <text:p text:style-name="P7">Na stránce předmětu je nutno zobrazit všechny obory, ve kterých je daný předmět vyučován. K zachycení této informace slouží entita “Předmět vůči Oboru”</text:p>
      <text:h text:style-name="P39" text:outline-level="1">TODO</text:h>
      <text:list xml:id="list1847578261882142796" text:style-name="L13">
        <text:list-item>
          <text:p text:style-name="P34">Weight field for the Legal Subject</text:p>
        </text:list-item>
        <text:list-item>
          <text:p text:style-name="P34"/>
        </text:list-item>
      </text:list>
      <text:h text:style-name="P41" text:outline-level="1"><text:bookmark-start text:name="__RefHeading__696_1152222919"/>Administrace<text:bookmark-end text:name="__RefHeading__696_1152222919"/></text:h>
      <text:p text:style-name="P1">V rámci projektu bude potřeba vytvořit kompletní administraci obsahu specifického pro tento projekt.</text:p>
      <text:h text:style-name="Heading_20_3" text:outline-level="3"><text:bookmark-start text:name="__RefHeading__752_1152222919"/>Předměty<text:bookmark-end text:name="__RefHeading__752_1152222919"/></text:h>
      <text:p text:style-name="P3">Tabulka se seznamem předmětů a možností upravovat několik z nich najednou (Views Bulk Operations)</text:p>
      <text:h text:style-name="Heading_20_3" text:outline-level="3"><text:bookmark-start text:name="__RefHeading__754_1152222919"/>Obory<text:bookmark-end text:name="__RefHeading__754_1152222919"/></text:h>
      <text:p text:style-name="P3">Klasická stránka drupalu povolující “Drag &amp; Drop” úpravu váhy jeddnotlivých oborů. </text:p>
      <text:p text:style-name="P3">Jsou zobrazeny následující pole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7:45:58.309869718</meta:creation-date>
    <meta:editing-duration>PT10M9S</meta:editing-duration>
    <meta:editing-cycles>5</meta:editing-cycles>
    <meta:generator>LibreOffice/4.1.1.2$Linux_X86_64 LibreOffice_project/410$Build-2</meta:generator>
    <meta:initial-creator>Marek Vantuch</meta:initial-creator>
    <dc:date>2013-09-24T19:40:56.612540132</dc:date>
    <dc:creator>Marek Vantuch</dc:creator>
    <meta:document-statistic meta:table-count="0" meta:image-count="0" meta:object-count="0" meta:page-count="13" meta:paragraph-count="184" meta:word-count="1316" meta:character-count="8091" meta:non-whitespace-character-count="6930"/>
  </office:meta>
</office:document-meta>
</file>